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otnote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tnote.getFootnoteCi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tnote.bind(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otnote.getFootnote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tnote.endOfN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otnote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tnote.Footnot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tnote.start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tnote.validateChildNode( Locator loc , String nsURI , String local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ootnote.addChildNode( FONode chil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